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1000003201B7463A4BD819EC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14.25cm"/>
    </style:style>
    <style:style style:name="gr2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14.5cm"/>
    </style:style>
    <style:style style:name="gr4" style:family="graphic" style:parent-style-name="standard">
      <style:graphic-properties draw:stroke="none" svg:stroke-color="#000000" draw:fill="none" draw:fill-color="#ffffff" fo:min-height="4.432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text-properties fo:font-size="30pt" style:font-size-asian="30pt" style:font-size-complex="3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5cm" svg:height="3.5cm" svg:x="2.75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5cm" svg:height="4cm" svg:x="2.5cm" svg:y="1.75cm">
          <draw:text-box>
            <text:p text:style-name="P2"><text:span text:style-name="T1">ΞΕΚΙΝΗΣΑ ΤΗΝ ΜΕΡΑ ΜΕ ΠΟΛΛΑ ΠΡΟΒΛΗΜΑΤΑ.</text:span></text:p>
          </draw:text-box>
        </draw:frame>
        <draw:custom-shape draw:style-name="gr3" draw:text-style-name="P1" draw:layer="layout" svg:width="15cm" svg:height="3cm" svg:x="2.75cm" svg:y="6.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5cm" svg:height="4.682cm" svg:x="2.5cm" svg:y="6.25cm">
          <draw:text-box>
            <text:p text:style-name="P2"><text:span text:style-name="T1">ΑΛΛΑ ΤΩΡΑ, ΜΕΤΑ ΑΠΟ ΩΡΕΣ ΚΑΙ ΩΡΕΣ ΔΟΥΛΕΙΑΣ,</text:span></text:p>
          </draw:text-box>
        </draw:frame>
        <draw:custom-shape draw:style-name="gr5" draw:text-style-name="P1" draw:layer="layout" svg:width="15.5cm" svg:height="3.5cm" svg:x="2.75cm" svg:y="10.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.75cm" svg:height="4.682cm" svg:x="2.081cm" svg:y="10.661cm">
          <draw:text-box>
            <text:p text:style-name="P4"><text:span text:style-name="T2">ΕΧΩ ΠΟΛΛΑ ΠΡΟΒΛΗΜΑΤΑ ΣΕ ΕΝΑ </text:span><text:span text:style-name="T3">ΥΠΟΛΟΓΙΣΤΙΚΟ ΦΥΛΛΟ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51000003201B7463A4BD819ECC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7:59:06.413762701</meta:creation-date>
    <dc:date>2023-06-03T18:05:20.064709078</dc:date>
    <meta:editing-duration>PT6M14S</meta:editing-duration>
    <meta:editing-cycles>1</meta:editing-cycles>
    <meta:document-statistic meta:object-count="6"/>
    <meta:generator>LibreOffice/7.3.7.2$Linux_X86_64 LibreOffice_project/30$Build-2</meta:generator>
  </office:meta>
</office:document-meta>
</file>